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72" style:family="paragraph" style:parent-style-name="Text_20_body">
      <style:text-properties officeooo:rsid="0020de50" officeooo:paragraph-rsid="0020de50"/>
    </style:style>
    <style:style style:name="P73" style:family="paragraph" style:parent-style-name="Text_20_body">
      <style:text-properties officeooo:rsid="0026c9bb" officeooo:paragraph-rsid="0026c9bb"/>
    </style:style>
    <style:style style:name="P74" style:family="paragraph" style:parent-style-name="Text_20_body">
      <style:paragraph-properties fo:text-align="justify" style:justify-single-word="false"/>
    </style:style>
    <style:style style:name="P75" style:family="paragraph" style:parent-style-name="Text_20_body">
      <style:paragraph-properties fo:text-align="justify" style:justify-single-word="false"/>
      <style:text-properties officeooo:paragraph-rsid="00337f48"/>
    </style:style>
    <style:style style:name="P76" style:family="paragraph" style:parent-style-name="Text_20_body">
      <style:paragraph-properties fo:text-align="justify" style:justify-single-word="false"/>
      <style:text-properties officeooo:paragraph-rsid="00637fbc"/>
    </style:style>
    <style:style style:name="P77" style:family="paragraph" style:parent-style-name="Text_20_body">
      <style:paragraph-properties fo:text-align="justify" style:justify-single-word="false"/>
      <style:text-properties officeooo:paragraph-rsid="006568a7"/>
    </style:style>
    <style:style style:name="P78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79" style:family="paragraph" style:parent-style-name="Text_20_body">
      <style:text-properties officeooo:paragraph-rsid="004b0919"/>
    </style:style>
    <style:style style:name="P80" style:family="paragraph" style:parent-style-name="Text_20_body">
      <style:text-properties officeooo:paragraph-rsid="004df0c1"/>
    </style:style>
    <style:style style:name="P81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82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83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84" style:family="paragraph" style:parent-style-name="Preformatted_20_Text">
      <style:paragraph-properties fo:margin-top="0in" fo:margin-bottom="0.1965in" loext:contextual-spacing="false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92" style:family="paragraph" style:parent-style-name="Text_20_body">
      <style:text-properties officeooo:rsid="006a94ce" officeooo:paragraph-rsid="006a94ce"/>
    </style:style>
    <style:style style:name="P93" style:family="paragraph" style:parent-style-name="Heading_20_1">
      <style:text-properties officeooo:rsid="001dccfa" officeooo:paragraph-rsid="001dccfa"/>
    </style:style>
    <style:style style:name="P94" style:family="paragraph" style:parent-style-name="Heading_20_3">
      <style:text-properties officeooo:paragraph-rsid="001e4be2"/>
    </style:style>
    <style:style style:name="P95" style:family="paragraph" style:parent-style-name="Heading_20_3">
      <style:text-properties officeooo:paragraph-rsid="0021a0d0"/>
    </style:style>
    <style:style style:name="P96" style:family="paragraph" style:parent-style-name="Heading_20_3">
      <style:text-properties officeooo:paragraph-rsid="0021bf18"/>
    </style:style>
    <style:style style:name="P97" style:family="paragraph" style:parent-style-name="Heading_20_3">
      <style:text-properties officeooo:paragraph-rsid="0023105f"/>
    </style:style>
    <style:style style:name="P98" style:family="paragraph" style:parent-style-name="Heading_20_3">
      <style:text-properties officeooo:paragraph-rsid="00233845"/>
    </style:style>
    <style:style style:name="P99" style:family="paragraph" style:parent-style-name="Heading_20_3">
      <style:text-properties officeooo:paragraph-rsid="002383ce"/>
    </style:style>
    <style:style style:name="P100" style:family="paragraph" style:parent-style-name="Heading_20_3">
      <style:text-properties officeooo:paragraph-rsid="00244473"/>
    </style:style>
    <style:style style:name="P101" style:family="paragraph" style:parent-style-name="Heading_20_3">
      <style:text-properties officeooo:rsid="0025d73f" officeooo:paragraph-rsid="0025d73f"/>
    </style:style>
    <style:style style:name="P102" style:family="paragraph" style:parent-style-name="Heading_20_3">
      <style:text-properties officeooo:paragraph-rsid="0032fec9"/>
    </style:style>
    <style:style style:name="P103" style:family="paragraph" style:parent-style-name="Heading_20_3">
      <style:text-properties officeooo:paragraph-rsid="0033179a"/>
    </style:style>
    <style:style style:name="P104" style:family="paragraph" style:parent-style-name="Heading_20_3">
      <style:text-properties officeooo:paragraph-rsid="00337f48"/>
    </style:style>
    <style:style style:name="P105" style:family="paragraph" style:parent-style-name="Heading_20_3">
      <style:text-properties officeooo:paragraph-rsid="00341d0c"/>
    </style:style>
    <style:style style:name="P106" style:family="paragraph" style:parent-style-name="Heading_20_3">
      <style:text-properties officeooo:paragraph-rsid="0035e42f"/>
    </style:style>
    <style:style style:name="P107" style:family="paragraph" style:parent-style-name="Heading_20_3">
      <style:text-properties officeooo:paragraph-rsid="003ab012"/>
    </style:style>
    <style:style style:name="P108" style:family="paragraph" style:parent-style-name="Heading_20_3">
      <style:text-properties officeooo:paragraph-rsid="003c731d"/>
    </style:style>
    <style:style style:name="P109" style:family="paragraph" style:parent-style-name="Heading_20_3">
      <style:text-properties officeooo:paragraph-rsid="003eac7b"/>
    </style:style>
    <style:style style:name="P110" style:family="paragraph" style:parent-style-name="Heading_20_3">
      <style:text-properties officeooo:paragraph-rsid="003fe4f4"/>
    </style:style>
    <style:style style:name="P111" style:family="paragraph" style:parent-style-name="Heading_20_3">
      <style:text-properties officeooo:paragraph-rsid="00408031"/>
    </style:style>
    <style:style style:name="P112" style:family="paragraph" style:parent-style-name="Heading_20_3">
      <style:text-properties officeooo:paragraph-rsid="0040dd9d"/>
    </style:style>
    <style:style style:name="P113" style:family="paragraph" style:parent-style-name="Heading_20_3">
      <style:text-properties officeooo:paragraph-rsid="0047bca0"/>
    </style:style>
    <style:style style:name="P114" style:family="paragraph" style:parent-style-name="Heading_20_3">
      <style:text-properties officeooo:paragraph-rsid="004b0919"/>
    </style:style>
    <style:style style:name="P115" style:family="paragraph" style:parent-style-name="Heading_20_3">
      <style:text-properties officeooo:paragraph-rsid="004df0c1"/>
    </style:style>
    <style:style style:name="P116" style:family="paragraph" style:parent-style-name="Heading_20_3">
      <style:text-properties officeooo:paragraph-rsid="0050e85f"/>
    </style:style>
    <style:style style:name="P117" style:family="paragraph" style:parent-style-name="Heading_20_3">
      <style:text-properties officeooo:rsid="006568a7" officeooo:paragraph-rsid="006568a7"/>
    </style:style>
    <style:style style:name="P118" style:family="paragraph" style:parent-style-name="Heading_20_3">
      <style:text-properties officeooo:paragraph-rsid="006df462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94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72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95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96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97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98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99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00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01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73">Localstate는 기본적으로 client에 없는 state이다. 마치 api의 state 처럼</text:p>
      <text:p text:style-name="P73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02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03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04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75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78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78">customize에서 'regular 400', 'semi-bold 600', 'bold 700'을 선택후 저기서 import를 붙여넣는다. </text:p>
      <text:h text:style-name="P105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06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06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06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06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74"><text:soft-page-break/>모든 <text:span text:style-name="T29">state랑 query, data 같은 것들을 Container에둘 것이다. 모든 hooks도 Container에 둘 것이다. 오직 style만 presenter에 둘 것이다. </text:span></text:p>
      <text:p text:style-name="P74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07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07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08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09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84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10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11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12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71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13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13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13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14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79">import React from "react";</text:p>
      <text:p text:style-name="P79">import { ToastContainer, toast } from "react-toastify";</text:p>
      <text:p text:style-name="P79">import "react-toastify/dist/ReactToastify.css";</text:p>
      <text:p text:style-name="P79">import styled, { ThemeProvider } from "styled-components";</text:p>
      <text:p text:style-name="P79">import { HashRouter as Router } from "react-router-dom";</text:p>
      <text:p text:style-name="P79"/>
      <text:p text:style-name="P79">import { gql } from "apollo-boost";</text:p>
      <text:p text:style-name="P79">import GlobalStyles from "../Styles/GlobalStyles";</text:p>
      <text:p text:style-name="P79">import Theme from "../Styles/Theme";</text:p>
      <text:p text:style-name="P79"/>
      <text:p text:style-name="P79">import { useQuery } from "react-apollo-hooks";</text:p>
      <text:p text:style-name="P79">import Footer from "./Footer";</text:p>
      <text:p text:style-name="P79">import Header from "./Header";</text:p>
      <text:p text:style-name="P79">import Routes from "./Routes";</text:p>
      <text:p text:style-name="P79"/>
      <text:p text:style-name="P79">const QUERY = gql`</text:p>
      <text:p text:style-name="P79"><text:s text:c="2"/>{</text:p>
      <text:p text:style-name="P79"><text:s text:c="4"/>isLoggedIn @client</text:p>
      <text:p text:style-name="P79"><text:s text:c="2"/>}</text:p>
      <text:p text:style-name="P79">`;</text:p>
      <text:p text:style-name="P79"><text:soft-page-break/></text:p>
      <text:p text:style-name="P79">const Wrapper = styled.div`</text:p>
      <text:p text:style-name="P79"><text:s text:c="2"/>margin: 0 auto;</text:p>
      <text:p text:style-name="P79"><text:s text:c="2"/>max-width: ${props =&gt; props.theme.maxWidth};</text:p>
      <text:p text:style-name="P79"><text:s text:c="2"/>width: 100%;</text:p>
      <text:p text:style-name="P79">`;</text:p>
      <text:p text:style-name="P79"/>
      <text:p text:style-name="P79">export default () =&gt; {</text:p>
      <text:p text:style-name="P79"><text:s text:c="2"/>const {</text:p>
      <text:p text:style-name="P79"><text:s text:c="4"/>data: { isLoggedIn }</text:p>
      <text:p text:style-name="P79"><text:s text:c="2"/>} = useQuery(QUERY);</text:p>
      <text:p text:style-name="P79"/>
      <text:p text:style-name="P79"><text:s text:c="2"/>return (</text:p>
      <text:p text:style-name="P79"><text:s text:c="4"/>&lt;ThemeProvider theme={Theme}&gt;</text:p>
      <text:p text:style-name="P79"><text:s text:c="6"/>&lt;&gt;</text:p>
      <text:p text:style-name="P79"><text:s text:c="8"/>&lt;GlobalStyles /&gt;</text:p>
      <text:p text:style-name="P79"><text:s text:c="8"/>&lt;Router&gt;</text:p>
      <text:p text:style-name="P79"><text:s text:c="10"/>&lt;&gt;</text:p>
      <text:p text:style-name="P79"><text:s text:c="12"/>&lt;Header /&gt;</text:p>
      <text:p text:style-name="P79"><text:s text:c="12"/>&lt;Wrapper&gt;</text:p>
      <text:p text:style-name="P79"><text:s text:c="14"/>&lt;Routes isLoggedIn={isLoggedIn} /&gt;</text:p>
      <text:p text:style-name="P79"><text:s text:c="14"/>&lt;Footer /&gt;</text:p>
      <text:p text:style-name="P79"><text:s text:c="12"/>&lt;/Wrapper&gt;</text:p>
      <text:p text:style-name="P79"><text:s text:c="10"/>&lt;/&gt;</text:p>
      <text:p text:style-name="P79"><text:s text:c="8"/>&lt;/Router&gt;</text:p>
      <text:p text:style-name="P79"><text:s text:c="8"/>&lt;ToastContainer position={toast.POSITION.BOTTOM_LEFT} /&gt;</text:p>
      <text:p text:style-name="P79"><text:s text:c="6"/>&lt;/&gt;</text:p>
      <text:p text:style-name="P79"><text:s text:c="4"/>&lt;/ThemeProvider&gt;</text:p>
      <text:p text:style-name="P79"><text:s text:c="2"/>);</text:p>
      <text:p text:style-name="P79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14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79">const BOX_BORDER = "1px solid #e6e6e6";</text:p>
      <text:p text:style-name="P79">const BORDER_RADIUS = "4px";</text:p>
      <text:p text:style-name="P79"/>
      <text:p text:style-name="P79">export default {</text:p>
      <text:p text:style-name="P79"><text:s text:c="2"/>maxWidth: "935px",</text:p>
      <text:p text:style-name="P79"><text:s text:c="2"/>bgColor: "#FAFAFA",</text:p>
      <text:p text:style-name="P79"><text:s text:c="2"/>blackColor: "#262626",</text:p>
      <text:p text:style-name="P79"><text:s text:c="2"/>darkGreyColor: "#999",</text:p>
      <text:p text:style-name="P79"><text:s text:c="2"/>lightGreyColor: "#c7c7c7",</text:p>
      <text:p text:style-name="P79"><text:s text:c="2"/>redColor: "#ED4956",</text:p>
      <text:p text:style-name="P79"><text:s text:c="2"/>blueColor: "#3897f0",</text:p>
      <text:p text:style-name="P79"><text:s text:c="2"/>darkBlueColor: "#003569",</text:p>
      <text:p text:style-name="P79"><text:s text:c="2"/>boxBorder: "1px solid #e6e6e6",</text:p>
      <text:p text:style-name="P79"><text:s text:c="2"/>borderRadius: "4px",</text:p>
      <text:p text:style-name="P79"><text:s text:c="2"/>whiteBox: `</text:p>
      <text:p text:style-name="P79"><text:s text:c="4"/>border:${BOX_BORDER};</text:p>
      <text:p text:style-name="P79"><text:s text:c="4"/>border-radius:${BORDER_RADIUS};</text:p>
      <text:p text:style-name="P79"><text:s text:c="4"/>background-color: white;</text:p>
      <text:p text:style-name="P79"><text:s text:c="2"/>`</text:p>
      <text:p text:style-name="P79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15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80">import PropTypes from "prop-types";</text:p>
      <text:p text:style-name="P80">import { Route, Switch } from "react-router-dom";</text:p>
      <text:p text:style-name="P80">import Auth from "../Routes/Auth";</text:p>
      <text:p text:style-name="P80">import Feed from "../Routes/Feed";</text:p>
      <text:p text:style-name="P80"/>
      <text:p text:style-name="P80">import React from "react";</text:p>
      <text:p text:style-name="P80"><text:soft-page-break/></text:p>
      <text:p text:style-name="P80">const LoggedInRoutes = () =&gt; (</text:p>
      <text:p text:style-name="P80"><text:s text:c="2"/>&lt;&gt;</text:p>
      <text:p text:style-name="P80"><text:s text:c="4"/>&lt;Route exact path="/" component={Feed} /&gt;</text:p>
      <text:p text:style-name="P80"><text:s text:c="2"/>&lt;/&gt;</text:p>
      <text:p text:style-name="P80">);</text:p>
      <text:p text:style-name="P80"/>
      <text:p text:style-name="P80">const LoggedOutRoutes = () =&gt; (</text:p>
      <text:p text:style-name="P80"><text:s text:c="2"/>&lt;&gt;</text:p>
      <text:p text:style-name="P80"><text:s text:c="4"/>&lt;Route exact path="/" component={Auth} /&gt;</text:p>
      <text:p text:style-name="P80"><text:s text:c="2"/>&lt;/&gt;</text:p>
      <text:p text:style-name="P80">);</text:p>
      <text:p text:style-name="P80"/>
      <text:p text:style-name="P80">const Routes = ({ isLoggedIn }) =&gt; (</text:p>
      <text:p text:style-name="P80"><text:s text:c="2"/>&lt;Switch&gt;{isLoggedIn ? &lt;LoggedInRoutes /&gt; : &lt;LoggedOutRoutes /&gt;}&lt;/Switch&gt;</text:p>
      <text:p text:style-name="P80">);</text:p>
      <text:p text:style-name="P80"/>
      <text:p text:style-name="P80">Routes.propTypes = {</text:p>
      <text:p text:style-name="P80"><text:s text:c="2"/>isLoggedIn: PropTypes.bool.isRequired</text:p>
      <text:p text:style-name="P80">};</text:p>
      <text:p text:style-name="P80"/>
      <text:p text:style-name="P80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16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81">edit-profile로 가는 사람들도 profile을 받게 된다. 그럼 explore로 갈 수 없게된다. 이게 바로 explore를 name앞에 둔 이유이다. </text:p>
      <text:p text:style-name="P82">header에 누가 로그인했는지 볼 수 있는 query API를 가지고 있어야 한다. </text:p>
      <text:p text:style-name="P83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17" text:outline-level="3">1) me.js(insta 폴더 -&gt; User폴더 -&gt; Me 폴더)</text:h>
      <text:p text:style-name="P77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76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85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85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92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86">------------------------------------------------------------------------------------------------------------------------</text:p>
      <text:p text:style-name="P86">import React from "react";</text:p>
      <text:p text:style-name="P86">import styled from "styled-components";</text:p>
      <text:p text:style-name="P86"/>
      <text:p text:style-name="P86">const Footer = styled.footer`</text:p>
      <text:p text:style-name="P86"><text:s text:c="2"/>display: flex;</text:p>
      <text:p text:style-name="P86"><text:s text:c="2"/>justify-content: space-between;</text:p>
      <text:p text:style-name="P86"><text:s text:c="2"/>align-items: center;</text:p>
      <text:p text:style-name="P86"><text:s text:c="2"/>text-transform: uppercase;</text:p>
      <text:p text:style-name="P86"><text:s text:c="2"/>font-weight: 600;</text:p>
      <text:p text:style-name="P86"><text:s text:c="2"/>font-size: 12px;</text:p>
      <text:p text:style-name="P86"><text:s text:c="2"/>margin: 50px 0px;</text:p>
      <text:p text:style-name="P86">`;</text:p>
      <text:p text:style-name="P86"/>
      <text:p text:style-name="P86">const List = styled.ul`</text:p>
      <text:p text:style-name="P86"><text:s text:c="2"/>display: flex;</text:p>
      <text:p text:style-name="P86">`;</text:p>
      <text:p text:style-name="P86"/>
      <text:p text:style-name="P86">const ListItem = styled.li`</text:p>
      <text:p text:style-name="P86"><text:s text:c="2"/>&amp;:not(:last-child) {</text:p>
      <text:p text:style-name="P86"><text:s text:c="4"/>margin-right: 16px;</text:p>
      <text:p text:style-name="P86"><text:s text:c="2"/>}</text:p>
      <text:p text:style-name="P86">`;</text:p>
      <text:p text:style-name="P86"/>
      <text:p text:style-name="P86">const Link = styled.a`</text:p>
      <text:p text:style-name="P86"><text:s text:c="2"/>color: ${props =&gt; props.theme.darkBlueColor};</text:p>
      <text:p text:style-name="P86">`;</text:p>
      <text:p text:style-name="P86"/>
      <text:p text:style-name="P86">const Copyright = styled.span`</text:p>
      <text:p text:style-name="P86"><text:s text:c="2"/>color: ${props =&gt; props.theme.darkGreyColor};</text:p>
      <text:p text:style-name="P86">`;</text:p>
      <text:p text:style-name="P86"><text:soft-page-break/></text:p>
      <text:p text:style-name="P86">export default () =&gt; (</text:p>
      <text:p text:style-name="P86"><text:s text:c="2"/>&lt;Footer&gt;</text:p>
      <text:p text:style-name="P86"><text:s text:c="4"/>&lt;List&gt;</text:p>
      <text:p text:style-name="P86"><text:s text:c="6"/>&lt;ListItem&gt;</text:p>
      <text:p text:style-name="P86"><text:s text:c="8"/>&lt;Link href="#"&gt;About us&lt;/Link&gt;</text:p>
      <text:p text:style-name="P86"><text:s text:c="6"/>&lt;/ListItem&gt;</text:p>
      <text:p text:style-name="P86"><text:s text:c="6"/>&lt;ListItem&gt;</text:p>
      <text:p text:style-name="P86"><text:s text:c="8"/>&lt;Link href="#"&gt;Press&lt;/Link&gt;</text:p>
      <text:p text:style-name="P86"><text:s text:c="6"/>&lt;/ListItem&gt;</text:p>
      <text:p text:style-name="P86"><text:s text:c="6"/>&lt;ListItem&gt;</text:p>
      <text:p text:style-name="P86"><text:s text:c="8"/>&lt;Link href="#"&gt;API&lt;/Link&gt;</text:p>
      <text:p text:style-name="P86"><text:s text:c="6"/>&lt;/ListItem&gt;</text:p>
      <text:p text:style-name="P86"><text:s text:c="6"/>&lt;ListItem&gt;</text:p>
      <text:p text:style-name="P86"><text:s text:c="8"/>&lt;Link href="#"&gt;Jobs&lt;/Link&gt;</text:p>
      <text:p text:style-name="P86"><text:s text:c="6"/>&lt;/ListItem&gt;</text:p>
      <text:p text:style-name="P86"><text:s text:c="6"/>&lt;ListItem&gt;</text:p>
      <text:p text:style-name="P86"><text:s text:c="8"/>&lt;Link href="#"&gt;Privacy&lt;/Link&gt;</text:p>
      <text:p text:style-name="P86"><text:s text:c="6"/>&lt;/ListItem&gt;</text:p>
      <text:p text:style-name="P86"><text:s text:c="6"/>&lt;ListItem&gt;</text:p>
      <text:p text:style-name="P86"><text:s text:c="8"/>&lt;Link href="#"&gt;Terms&lt;/Link&gt;</text:p>
      <text:p text:style-name="P86"><text:s text:c="6"/>&lt;/ListItem&gt;</text:p>
      <text:p text:style-name="P86"><text:s text:c="6"/>&lt;ListItem&gt;</text:p>
      <text:p text:style-name="P86"><text:s text:c="8"/>&lt;Link href="#"&gt;Directory&lt;/Link&gt;</text:p>
      <text:p text:style-name="P86"><text:s text:c="6"/>&lt;/ListItem&gt;</text:p>
      <text:p text:style-name="P86"><text:s text:c="6"/>&lt;ListItem&gt;</text:p>
      <text:p text:style-name="P86"><text:s text:c="8"/>&lt;Link href="#"&gt;Profiles&lt;/Link&gt;</text:p>
      <text:p text:style-name="P86"><text:s text:c="6"/>&lt;/ListItem&gt;</text:p>
      <text:p text:style-name="P86"><text:s text:c="6"/>&lt;ListItem&gt;</text:p>
      <text:p text:style-name="P86"><text:s text:c="8"/>&lt;Link href="#"&gt;Hashtags&lt;/Link&gt;</text:p>
      <text:p text:style-name="P86"><text:s text:c="6"/>&lt;/ListItem&gt;</text:p>
      <text:p text:style-name="P86"><text:s text:c="6"/>&lt;ListItem&gt;</text:p>
      <text:p text:style-name="P86"><text:soft-page-break/><text:s text:c="8"/>&lt;Link href="#"&gt;Language&lt;/Link&gt;</text:p>
      <text:p text:style-name="P86"><text:s text:c="6"/>&lt;/ListItem&gt;</text:p>
      <text:p text:style-name="P86"><text:s text:c="4"/>&lt;/List&gt;</text:p>
      <text:p text:style-name="P86"><text:s text:c="4"/>&lt;Copyright&gt;InstaClone {new Date().getFullYear()} &amp;copy;&lt;/Copyright&gt;</text:p>
      <text:p text:style-name="P86"><text:s text:c="2"/>&lt;/Footer&gt;</text:p>
      <text:p text:style-name="P86">);</text:p>
      <text:p text:style-name="P86">------------------------------------------------------------------------------------------------------------------------</text:p>
      <text:h text:style-name="Heading_20_3" text:outline-level="3">2) Feed.js</text:h>
      <text:p text:style-name="P86">------------------------------------------------------------------------------------------------------------------------</text:p>
      <text:p text:style-name="P86">import React from "react";</text:p>
      <text:p text:style-name="P86">import { gql } from "apollo-boost";</text:p>
      <text:p text:style-name="P86">import { useQuery } from "react-apollo-hooks";</text:p>
      <text:p text:style-name="P86">import styled from "styled-components";</text:p>
      <text:p text:style-name="P86">import Loader from "../Components/Loader";</text:p>
      <text:p text:style-name="P86"/>
      <text:p text:style-name="P86">const FEED_QUERY = gql`</text:p>
      <text:p text:style-name="P86"><text:s text:c="2"/>{</text:p>
      <text:p text:style-name="P86"><text:s text:c="4"/>seeFeed {</text:p>
      <text:p text:style-name="P86"><text:s text:c="6"/>id</text:p>
      <text:p text:style-name="P86"><text:s text:c="6"/>location</text:p>
      <text:p text:style-name="P86"><text:s text:c="6"/>caption</text:p>
      <text:p text:style-name="P86"><text:s text:c="6"/>user {</text:p>
      <text:p text:style-name="P86"><text:s text:c="8"/>id</text:p>
      <text:p text:style-name="P86"><text:s text:c="8"/>avatar</text:p>
      <text:p text:style-name="P86"><text:s text:c="8"/>name</text:p>
      <text:p text:style-name="P86"><text:s text:c="6"/>}</text:p>
      <text:p text:style-name="P86"><text:s text:c="6"/>files {</text:p>
      <text:p text:style-name="P86"><text:s text:c="8"/>id</text:p>
      <text:p text:style-name="P86"><text:s text:c="8"/>url</text:p>
      <text:p text:style-name="P86"><text:s text:c="6"/>}</text:p>
      <text:p text:style-name="P86"><text:s text:c="6"/>likeCount</text:p>
      <text:p text:style-name="P86"><text:s text:c="6"/>isLiked</text:p>
      <text:p text:style-name="P86"><text:soft-page-break/><text:s text:c="6"/>comments {</text:p>
      <text:p text:style-name="P86"><text:s text:c="8"/>id</text:p>
      <text:p text:style-name="P86"><text:s text:c="8"/>text</text:p>
      <text:p text:style-name="P86"><text:s text:c="8"/>user {</text:p>
      <text:p text:style-name="P86"><text:s text:c="10"/>id</text:p>
      <text:p text:style-name="P86"><text:s text:c="10"/>name</text:p>
      <text:p text:style-name="P86"><text:s text:c="8"/>}</text:p>
      <text:p text:style-name="P86"><text:s text:c="6"/>}</text:p>
      <text:p text:style-name="P86"><text:s text:c="6"/>createdAt</text:p>
      <text:p text:style-name="P86"><text:s text:c="4"/>}</text:p>
      <text:p text:style-name="P86"><text:s text:c="2"/>}</text:p>
      <text:p text:style-name="P86">`;</text:p>
      <text:p text:style-name="P86"/>
      <text:p text:style-name="P86">const Wrapper = styled.div`</text:p>
      <text:p text:style-name="P86"><text:s text:c="2"/>display: flex;</text:p>
      <text:p text:style-name="P86"><text:s text:c="2"/>flex-direction: column;</text:p>
      <text:p text:style-name="P86"><text:s text:c="2"/>align-items: center;</text:p>
      <text:p text:style-name="P86"><text:s text:c="2"/>min-height: 80vh;</text:p>
      <text:p text:style-name="P86">`;</text:p>
      <text:p text:style-name="P86"/>
      <text:p text:style-name="P86">export default () =&gt; {</text:p>
      <text:p text:style-name="P86"><text:s text:c="2"/>const { data, loading } = useQuery(FEED_QUERY);</text:p>
      <text:p text:style-name="P86"><text:s text:c="2"/>return &lt;Wrapper&gt;{loading &amp;&amp; &lt;Loader /&gt;}&lt;/Wrapper&gt;;</text:p>
      <text:p text:style-name="P86">};</text:p>
      <text:p text:style-name="P86">------------------------------------------------------------------------------------------------------------------------</text:p>
      <text:p text:style-name="P89">개발자도구의 apollo에서 docs를 확인하자</text:p>
      <text:p text:style-name="P89"/>
      <text:h text:style-name="Heading_20_3" text:outline-level="3">3) Loader.js</text:h>
      <text:p text:style-name="P87">------------------------------------------------------------------------------------------------------------------------</text:p>
      <text:p text:style-name="P87">import React from "react";</text:p>
      <text:p text:style-name="P87">import styled, { keyframes } from "styled-components";</text:p>
      <text:p text:style-name="P87"><text:soft-page-break/>import { Logo } from "./Icons";</text:p>
      <text:p text:style-name="P87"/>
      <text:p text:style-name="P87">const Animation = keyframes`</text:p>
      <text:p text:style-name="P87"><text:s text:c="2"/>0% {</text:p>
      <text:p text:style-name="P87"><text:s text:c="4"/>opacity: 0</text:p>
      <text:p text:style-name="P87"><text:s text:c="2"/>}</text:p>
      <text:p text:style-name="P87"><text:s text:c="2"/>50% {</text:p>
      <text:p text:style-name="P87"><text:s text:c="4"/>opacity: 1</text:p>
      <text:p text:style-name="P87"><text:s text:c="2"/>}</text:p>
      <text:p text:style-name="P87"><text:s text:c="2"/>100% {</text:p>
      <text:p text:style-name="P87"><text:s text:c="4"/>opacity: 0</text:p>
      <text:p text:style-name="P87"><text:s text:c="2"/>}</text:p>
      <text:p text:style-name="P87">`;</text:p>
      <text:p text:style-name="P87"/>
      <text:p text:style-name="P87">const Loader = styled.div`</text:p>
      <text:p text:style-name="P87"><text:s text:c="2"/>animation: ${Animation} 2s linear infinite;</text:p>
      <text:p text:style-name="P87">`;</text:p>
      <text:p text:style-name="P87"/>
      <text:p text:style-name="P87">export default () =&gt; (</text:p>
      <text:p text:style-name="P87"><text:s text:c="2"/>&lt;Loader&gt;</text:p>
      <text:p text:style-name="P87"><text:s text:c="4"/>&lt;Logo size={36} /&gt;</text:p>
      <text:p text:style-name="P87"><text:s text:c="2"/>&lt;/Loader&gt;</text:p>
      <text:p text:style-name="P87">);</text:p>
      <text:p text:style-name="P87">------------------------------------------------------------------------------------------------------------------------</text:p>
      <text:p text:style-name="P90">이것은 loading중인 무억가 있을때 원하는 곳 어디든 넣을 수 있는 loader가 될 것이다. </text:p>
      <text:p text:style-name="P91">0.5s =&gt; 5ms를 의미</text:p>
      <text:h text:style-name="P118" text:outline-level="3"><text:span text:style-name="T53">4</text:span>) <text:span text:style-name="T53">Icons</text:span>.js</text:h>
      <text:p text:style-name="P88">------------------------------------------------------------------------------------------------------------------------</text:p>
      <text:p text:style-name="P88">import React from "react";</text:p>
      <text:p text:style-name="P88"/>
      <text:p text:style-name="P88">export const Logo = ({ size = 24 }) =&gt; (</text:p>
      <text:p text:style-name="P88"><text:soft-page-break/><text:s text:c="2"/>&lt;svg</text:p>
      <text:p text:style-name="P88"><text:s text:c="4"/>xmlns="http://www.w3.org/2000/svg"</text:p>
      <text:p text:style-name="P88"><text:s text:c="4"/>width={size}</text:p>
      <text:p text:style-name="P88"><text:s text:c="4"/>height={size}</text:p>
      <text:p text:style-name="P88"><text:s text:c="4"/>viewBox="0 0 24 24"</text:p>
      <text:p text:style-name="P88"><text:s text:c="2"/>&gt;</text:p>
      <text:p text:style-name="P8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88"><text:s text:c="2"/>&lt;/svg&gt;</text:p>
      <text:p text:style-name="P88">);</text:p>
      <text:p text:style-name="P88"/>
      <text:p text:style-name="P88">export const Compass = () =&gt; (</text:p>
      <text:p text:style-name="P88"><text:s text:c="2"/>&lt;svg</text:p>
      <text:p text:style-name="P88"><text:s text:c="4"/>xmlns="http://www.w3.org/2000/svg"</text:p>
      <text:p text:style-name="P88"><text:s text:c="4"/>width="24"</text:p>
      <text:p text:style-name="P88"><text:s text:c="4"/>height="24"</text:p>
      <text:p text:style-name="P88"><text:s text:c="4"/>viewBox="0 0 24 24"</text:p>
      <text:p text:style-name="P88"><text:s text:c="2"/>&gt;</text:p>
      <text:p text:style-name="P8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88"><text:s text:c="2"/>&lt;/svg&gt;</text:p>
      <text:p text:style-name="P88">);</text:p>
      <text:p text:style-name="P88"/>
      <text:p text:style-name="P88"><text:soft-page-break/>export const HeartEmpty = () =&gt; (</text:p>
      <text:p text:style-name="P88"><text:s text:c="2"/>&lt;svg</text:p>
      <text:p text:style-name="P88"><text:s text:c="4"/>xmlns="http://www.w3.org/2000/svg"</text:p>
      <text:p text:style-name="P88"><text:s text:c="4"/>width="24"</text:p>
      <text:p text:style-name="P88"><text:s text:c="4"/>height="24"</text:p>
      <text:p text:style-name="P88"><text:s text:c="4"/>viewBox="0 0 24 24"</text:p>
      <text:p text:style-name="P88"><text:s text:c="2"/>&gt;</text:p>
      <text:p text:style-name="P8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88"><text:s text:c="2"/>&lt;/svg&gt;</text:p>
      <text:p text:style-name="P88">);</text:p>
      <text:p text:style-name="P88"/>
      <text:p text:style-name="P88">export const HeartFull = () =&gt; (</text:p>
      <text:p text:style-name="P88"><text:s text:c="2"/>&lt;svg</text:p>
      <text:p text:style-name="P88"><text:s text:c="4"/>xmlns="http://www.w3.org/2000/svg"</text:p>
      <text:p text:style-name="P88"><text:s text:c="4"/>width="24"</text:p>
      <text:p text:style-name="P88"><text:s text:c="4"/>height="24"</text:p>
      <text:p text:style-name="P88"><text:s text:c="4"/>viewBox="0 0 24 24"</text:p>
      <text:p text:style-name="P88"><text:s text:c="2"/>&gt;</text:p>
      <text:p text:style-name="P88"><text:s text:c="4"/>&lt;path d="M12 4.248c-3.148-5.402-12-3.825-12 2.944 0 4.661 5.571 9.427 12 15.808 6.43-6.381 12-11.147 12-15.808 0-6.792-8.875-8.306-12-2.944z" /&gt;</text:p>
      <text:p text:style-name="P88"><text:s text:c="2"/>&lt;/svg&gt;</text:p>
      <text:p text:style-name="P88">);</text:p>
      <text:p text:style-name="P88"/>
      <text:p text:style-name="P88">export const User = () =&gt; (</text:p>
      <text:p text:style-name="P88"><text:s text:c="2"/>&lt;svg</text:p>
      <text:p text:style-name="P88"><text:s text:c="4"/>xmlns="http://www.w3.org/2000/svg"</text:p>
      <text:p text:style-name="P88"><text:s text:c="4"/>width="24"</text:p>
      <text:p text:style-name="P88"><text:s text:c="4"/>height="24"</text:p>
      <text:p text:style-name="P88"><text:s text:c="4"/>viewBox="0 0 24 24"</text:p>
      <text:p text:style-name="P88"><text:soft-page-break/><text:s text:c="2"/>&gt;</text:p>
      <text:p text:style-name="P8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88"><text:s text:c="2"/>&lt;/svg&gt;</text:p>
      <text:p text:style-name="P88">);</text:p>
      <text:p text:style-name="P88"/>
      <text:p text:style-name="P88">export const Comment = () =&gt; (</text:p>
      <text:p text:style-name="P88"><text:s text:c="2"/>&lt;svg</text:p>
      <text:p text:style-name="P88"><text:s text:c="4"/>xmlns="http://www.w3.org/2000/svg"</text:p>
      <text:p text:style-name="P88"><text:s text:c="4"/>width="24"</text:p>
      <text:p text:style-name="P88"><text:s text:c="4"/>height="24"</text:p>
      <text:p text:style-name="P88"><text:s text:c="4"/>viewBox="0 0 24 24"</text:p>
      <text:p text:style-name="P88"><text:s text:c="2"/>&gt;</text:p>
      <text:p text:style-name="P8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88"><text:s text:c="2"/>&lt;/svg&gt;</text:p>
      <text:p text:style-name="P88">);</text:p>
      <text:p text:style-name="P88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2T05:26:34.690578280</dc:date>
    <meta:editing-duration>PT7H54M55S</meta:editing-duration>
    <meta:editing-cycles>44</meta:editing-cycles>
    <meta:document-statistic meta:table-count="0" meta:image-count="1" meta:object-count="0" meta:page-count="83" meta:paragraph-count="2294" meta:word-count="7892" meta:character-count="70782" meta:non-whitespace-character-count="59072"/>
  </office:meta>
</office:document-meta>
</file>